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ed7d31" style:text-line-through-type="none" style:text-line-through-style="none" style:text-line-through-width="auto" style:text-line-through-color="font-color" style:text-position="0% 100%" fo:font-family="NimbusRomNo9L-Regu"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NimbusRomNo9L-Regu"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NimbusRomNo9L-Regu"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NimbusRomNo9L-Regu"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NimbusRomNo9L-Regu"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NimbusRomNo9L-Regu"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ourier"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uri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urier"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ourier"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388">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636">
      <style:text-properties fo:font-variant="normal" fo:text-transform="none" fo:color="#4472c4" style:text-line-through-type="none" style:text-line-through-style="none" style:text-line-through-width="auto" style:text-line-through-color="font-color" style:text-position="0% 100%" fo:font-family="NimbusRomNo9L-Med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ouri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ourier"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502">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474">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NimbusRomNo9L-Regu"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ouri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NimbusRomNo9L-Regu"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536">
      <style:text-properties fo:font-variant="normal" fo:text-transform="none" fo:color="#4472c4" style:text-line-through-type="none" style:text-line-through-style="none" style:text-line-through-width="auto" style:text-line-through-color="font-color" style:text-position="0% 100%" fo:font-family="Calibri" fo:font-size="0.36111in" style:font-size-asian="0.36111in" style:font-size-complex="0.36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4472c4" style:text-line-through-type="none" style:text-line-through-style="none" style:text-line-through-width="auto" style:text-line-through-color="font-color" style:text-position="0% 100%" fo:font-family="Calibri" fo:font-size="0.36111in" style:font-size-asian="0.36111in" style:font-size-complex="0.36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55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49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71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8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9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7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7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7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46">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8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9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1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7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9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3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8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1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1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8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8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3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68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office:automatic-styles>
  <office:body>
    <office:presentation>
      <draw:page draw:name="Slide2" draw:style-name="a356" draw:master-page-name="Master1-Layout7-blank-Blank" presentation:presentation-page-layout-name="Master1-PPL7" draw:id="Slide-257">
        <draw:frame draw:id="id63" presentation:style-name="a359" draw:name="Title 1" svg:x="0in" svg:y="0.17535in" svg:width="10in" svg:height="0.99306in" presentation:class="title" presentation:placeholder="false">
          <draw:text-box>
            <text:p text:style-name="a358" text:class-names="" text:cond-style-name=""><text:span text:style-name="a357" text:class-names="">Error Handling</text:span></text:p>
          </draw:text-box>
          <svg:title/>
          <svg:desc/>
        </draw:frame>
        <draw:frame draw:id="id64" presentation:style-name="a368" draw:name="Subtitle 2" svg:x="0in" svg:y="1.32465in" svg:width="10in" svg:height="5.67535in" presentation:class="subtitle" presentation:placeholder="false">
          <draw:text-box>
            <text:p text:style-name="a361" text:class-names="" text:cond-style-name=""><text:span text:style-name="a360" text:class-names=""/></text:p>
            <text:list text:style-name="a364">
              <text:list-item>
                <text:p text:style-name="a363" text:class-names="" text:cond-style-name=""><text:span text:style-name="a362" text:class-names=""/></text:p>
              </text:list-item>
            </text:list>
            <text:list text:style-name="a367">
              <text:list-item>
                <text:p text:style-name="a366" text:class-names="" text:cond-style-name=""><text:span text:style-name="a365" text:class-names=""/></text:p>
              </text:list-item>
            </text:list>
          </draw:text-box>
          <svg:title/>
          <svg:desc/>
        </draw:frame>
        <draw:custom-shape svg:x="1.11312in" svg:y="2.04085in" svg:width="8.22454in" svg:height="1.91855in" draw:id="id65" draw:style-name="a382" draw:name="Rectangle 3">
          <svg:title/>
          <svg:desc/>
          <text:list text:style-name="a371">
            <text:list-item>
              <text:p text:style-name="a370" text:class-names="" text:cond-style-name=""><text:span text:style-name="a369" text:class-names="">Summary of the next few pages:</text:span></text:p>
            </text:list-item>
          </text:list>
          <text:list text:style-name="a377">
            <text:list-item>
              <text:p text:style-name="a376" text:class-names="" text:cond-style-name=""><text:span text:style-name="a372" text:class-names="">Error</text:span><text:span text:style-name="a373" text:class-names=""><text:s text:c="1"/></text:span><text:span text:style-name="a374" text:class-names="">Handling</text:span><text:span text:style-name="a375" text:class-names=""/></text:p>
            </text:list-item>
          </text:list>
          <text:list text:style-name="a381">
            <text:list-item>
              <text:p text:style-name="a380" text:class-names="" text:cond-style-name=""><text:span text:style-name="a378" text:class-names="">Cursors</text:span><text:span text:style-name="a379" text:class-names=""/></text:p>
            </text:list-item>
          </text:list>
          <draw:enhanced-geometry xmlns:dr3d="urn:oasis:names:tc:opendocument:xmlns:dr3d:1.0" draw:type="non-primitive" svg:viewBox="0 0 21600 21600" draw:enhanced-path="M 0 0 L 21600 0 21600 21600 0 21600 Z N"/>
        </draw:custom-shape>
      </draw:page>
      <draw:page draw:name="Slide3" draw:style-name="a383" draw:master-page-name="Master1-Layout7-blank-Blank" presentation:presentation-page-layout-name="Master1-PPL7" draw:id="Slide-258">
        <draw:frame draw:id="id66" presentation:style-name="a387" draw:name="Title 1" svg:x="0in" svg:y="0.17535in" svg:width="10in" svg:height="0.99306in" presentation:class="title" presentation:placeholder="false">
          <draw:text-box>
            <text:p text:style-name="a386" text:class-names="" text:cond-style-name=""><text:span text:style-name="a384" text:class-names="">Sample Problem: Log Of Failures</text:span><text:span text:style-name="a385" text:class-names=""/></text:p>
          </draw:text-box>
          <svg:title/>
          <svg:desc/>
        </draw:frame>
        <draw:frame draw:id="id67" presentation:style-name="a396" draw:name="Subtitle 2" svg:x="0in" svg:y="1.32465in" svg:width="10in" svg:height="5.67535in" presentation:class="subtitle" presentation:placeholder="false">
          <draw:text-box>
            <text:p text:style-name="a389" text:class-names="" text:cond-style-name=""><text:span text:style-name="a388" text:class-names=""/></text:p>
            <text:list text:style-name="a392">
              <text:list-item>
                <text:p text:style-name="a391" text:class-names="" text:cond-style-name=""><text:span text:style-name="a390" text:class-names=""/></text:p>
              </text:list-item>
            </text:list>
            <text:list text:style-name="a395">
              <text:list-item>
                <text:p text:style-name="a394" text:class-names="" text:cond-style-name=""><text:span text:style-name="a393" text:class-names=""/></text:p>
              </text:list-item>
            </text:list>
          </draw:text-box>
          <svg:title/>
          <svg:desc/>
        </draw:frame>
        <draw:custom-shape svg:x="0.15942in" svg:y="1.32465in" svg:width="12.86956in" svg:height="5.75566in" draw:id="id68" draw:style-name="a428" draw:name="Rectangle 3">
          <svg:title/>
          <svg:desc/>
          <text:p text:style-name="a399" text:class-names="" text:cond-style-name=""><text:span text:style-name="a397" text:class-names="">mysql&gt;<text:s text:c="1"/></text:span><text:span text:style-name="a398" text:class-names="">CREATE TABLE t2</text:span></text:p>
          <text:p text:style-name="a401" text:class-names="" text:cond-style-name=""><text:span text:style-name="a400" text:class-names=""><text:s text:c="7"/>s1 INT, PRIMARY KEY (s1))</text:span></text:p>
          <text:p text:style-name="a403" text:class-names="" text:cond-style-name=""><text:span text:style-name="a402" text:class-names=""><text:s text:c="7"/>engine=innodb;//</text:span></text:p>
          <text:p text:style-name="a406" text:class-names="" text:cond-style-name=""><text:span text:style-name="a404" text:class-names="">mysql&gt;<text:s text:c="1"/></text:span><text:span text:style-name="a405" text:class-names="">CREATE TABLE t3 (s1 INT, KEY (s1),</text:span></text:p>
          <text:p text:style-name="a408" text:class-names="" text:cond-style-name=""><text:span text:style-name="a407" text:class-names=""><text:s text:c="7"/>FOREIGN KEY (s1) REFERENCES t2 (s1))</text:span></text:p>
          <text:p text:style-name="a410" text:class-names="" text:cond-style-name=""><text:span text:style-name="a409" text:class-names=""><text:s text:c="7"/>engine=innodb;//</text:span></text:p>
          <text:p text:style-name="a412" text:class-names="" text:cond-style-name=""><text:span text:style-name="a411" text:class-names=""><text:s text:c="7"/>mysql&gt; INSERT INTO t3 VALUES (5);//</text:span></text:p>
          <text:p text:style-name="a414" text:class-names="" text:cond-style-name=""><text:span text:style-name="a413" text:class-names="">...</text:span></text:p>
          <text:p text:style-name="a416" text:class-names="" text:cond-style-name=""><text:span text:style-name="a415" text:class-names="">ERROR 1216 (23000): Cannot add or update a child row: a</text:span></text:p>
          <text:p text:style-name="a418" text:class-names="" text:cond-style-name=""><text:span text:style-name="a417" text:class-names="">foreign key constraint fails</text:span></text:p>
          <text:p text:style-name="a420" text:class-names="" text:cond-style-name=""><text:span text:style-name="a419" text:class-names=""/></text:p>
          <text:p text:style-name="a427" text:class-names="" text:cond-style-name=""><text:span text:style-name="a421" text:class-names="">I start off by making a primarykey<text:s text:c="1"/></text:span><text:span text:style-name="a422" text:class-names="">table, and a foreignkey<text:s text:c="1"/></text:span><text:span text:style-name="a423" text:class-names="">table. I'm using InnoDB, so foreign key checks should work. Then I try to insert a value in the foreignkey<text:s text:c="1"/></text:span><text:span text:style-name="a424" text:class-names="">table that isn't in the primarykey<text:s text:c="1"/></text:span><text:span text:style-name="a425" text:class-names="">table. That will fail, I know. This is just a quick way to find out what the error number is for the condition. It's Error Number one two one six.</text:span><text:span text:style-name="a426" text:class-names=""/></text:p>
          <draw:enhanced-geometry xmlns:dr3d="urn:oasis:names:tc:opendocument:xmlns:dr3d:1.0" draw:type="non-primitive" svg:viewBox="0 0 21600 21600" draw:enhanced-path="M 0 0 L 21600 0 21600 21600 0 21600 Z N"/>
        </draw:custom-shape>
      </draw:page>
      <draw:page draw:name="Slide4" draw:style-name="a429" draw:master-page-name="Master1-Layout7-blank-Blank" presentation:presentation-page-layout-name="Master1-PPL7" draw:id="Slide-259">
        <draw:frame draw:id="id69" presentation:style-name="a433" draw:name="Title 1" svg:x="0in" svg:y="0.17535in" svg:width="10in" svg:height="0.99306in" presentation:class="title" presentation:placeholder="false">
          <draw:text-box>
            <text:p text:style-name="a432" text:class-names="" text:cond-style-name=""><text:span text:style-name="a430" text:class-names="">Sample Problem: Log Of Failures</text:span><text:span text:style-name="a431" text:class-names=""/></text:p>
          </draw:text-box>
          <svg:title/>
          <svg:desc/>
        </draw:frame>
        <draw:custom-shape svg:x="0.1884in" svg:y="1.32465in" svg:width="13.14493in" svg:height="5.8903in" draw:id="id70" draw:style-name="a468" draw:name="Rectangle 3">
          <svg:title/>
          <svg:desc/>
          <text:list text:style-name="a437">
            <text:list-item>
              <text:p text:style-name="a436" text:class-names="" text:cond-style-name=""><text:span text:style-name="a434" text:class-names="">Next, I make a table in which I am going to store errors that occur when I'm trying to do<text:s text:c="1"/></text:span><text:span text:style-name="a435" text:class-names="">my inserts.</text:span></text:p>
            </text:list-item>
          </text:list>
          <text:p text:style-name="a439" text:class-names="" text:cond-style-name=""><text:span text:style-name="a438" text:class-names=""/></text:p>
          <text:p text:style-name="a441" text:class-names="" text:cond-style-name=""><text:span text:style-name="a440" text:class-names="">CREATE TABLE error_log (error_message CHAR(80))//</text:span></text:p>
          <text:p text:style-name="a443" text:class-names="" text:cond-style-name=""><text:span text:style-name="a442" text:class-names=""/></text:p>
          <text:list text:style-name="a446">
            <text:list-item>
              <text:p text:style-name="a445" text:class-names="" text:cond-style-name=""><text:span text:style-name="a444" text:class-names="">Next I’m create a procedure that will insert then error in the error_log table.</text:span></text:p>
            </text:list-item>
          </text:list>
          <text:p text:style-name="a448" text:class-names="" text:cond-style-name=""><text:span text:style-name="a447" text:class-names="">CREATE PROCEDURE p22 (parameter1 INT)</text:span></text:p>
          <text:p text:style-name="a450" text:class-names="" text:cond-style-name=""><text:span text:style-name="a449" text:class-names="">BEGIN</text:span></text:p>
          <text:p text:style-name="a452" text:class-names="" text:cond-style-name=""><text:span text:style-name="a451" text:class-names=""><text:s text:c="2"/>DECLARE EXIT HANDLER FOR 1216</text:span></text:p>
          <text:p text:style-name="a454" text:class-names="" text:cond-style-name=""><text:span text:style-name="a453" text:class-names=""><text:s text:c="4"/>INSERT INTO error_log VALUES</text:span></text:p>
          <text:p text:style-name="a457" text:class-names="" text:cond-style-name=""><text:span text:style-name="a455" text:class-names=""><text:s text:c="4"/>(CONCAT('Time: ',current_date,<text:s text:c="1"/></text:span><text:span text:style-name="a456" text:class-names="">'. Foreign Key Reference<text:s text:c="1"/></text:span></text:p>
          <text:p text:style-name="a460" text:class-names="" text:cond-style-name=""><text:span text:style-name="a458" text:class-names=""><text:s text:c="5"/>Failure For<text:s text:c="1"/></text:span><text:span text:style-name="a459" text:class-names="">Value = ',parameter1));</text:span></text:p>
          <text:p text:style-name="a462" text:class-names="" text:cond-style-name=""><text:span text:style-name="a461" text:class-names=""><text:s text:c="2"/>INSERT INTO t3 VALUES (parameter1);</text:span></text:p>
          <text:p text:style-name="a465" text:class-names="" text:cond-style-name=""><text:span text:style-name="a463" text:class-names="">END;//</text:span><text:span text:style-name="a464" text:class-names=""/></text:p>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page>
      <draw:page draw:name="Slide5" draw:style-name="a469" draw:master-page-name="Master1-Layout7-blank-Blank" presentation:presentation-page-layout-name="Master1-PPL7" draw:id="Slide-260">
        <draw:frame draw:id="id71" presentation:style-name="a473" draw:name="Title 1" svg:x="0in" svg:y="0.17535in" svg:width="11.18841in" svg:height="0.99306in" presentation:class="title" presentation:placeholder="false">
          <draw:text-box>
            <text:p text:style-name="a472" text:class-names="" text:cond-style-name=""><text:span text:style-name="a470" text:class-names="">Sample Problem: Log Of Failures continued</text:span><text:span text:style-name="a471" text:class-names=""/></text:p>
          </draw:text-box>
          <svg:title/>
          <svg:desc/>
        </draw:frame>
        <draw:frame draw:id="id72" presentation:style-name="a482" draw:name="Subtitle 2" svg:x="0in" svg:y="1.32465in" svg:width="10in" svg:height="5.67535in" presentation:class="subtitle" presentation:placeholder="false">
          <draw:text-box>
            <text:p text:style-name="a475" text:class-names="" text:cond-style-name=""><text:span text:style-name="a474" text:class-names=""/></text:p>
            <text:list text:style-name="a478">
              <text:list-item>
                <text:p text:style-name="a477" text:class-names="" text:cond-style-name=""><text:span text:style-name="a476" text:class-names=""/></text:p>
              </text:list-item>
            </text:list>
            <text:list text:style-name="a481">
              <text:list-item>
                <text:p text:style-name="a480" text:class-names="" text:cond-style-name=""><text:span text:style-name="a479" text:class-names=""/></text:p>
              </text:list-item>
            </text:list>
          </draw:text-box>
          <svg:title/>
          <svg:desc/>
        </draw:frame>
        <draw:custom-shape svg:x="0in" svg:y="1.16841in" svg:width="13.15942in" svg:height="4.94785in" draw:id="id73" draw:style-name="a497" draw:name="Rectangle 3">
          <svg:title/>
          <svg:desc/>
          <text:list text:style-name="a485">
            <text:list-item>
              <text:p text:style-name="a484" text:class-names="" text:cond-style-name=""><text:span text:style-name="a483" text:class-names="">Here's my procedure. The first statement here, DECLARE EXIT HANDLER, is what handles exceptions. This is saying that if error one two one six happens, then the procedure will insert a row into the error log table. The word EXIT means "we'll exit from the compound statement when we're done".</text:span></text:p>
            </text:list-item>
          </text:list>
          <text:p text:style-name="a487" text:class-names="" text:cond-style-name=""><text:span text:style-name="a486" text:class-names="">CALL p22 (5) //</text:span></text:p>
          <text:list text:style-name="a491">
            <text:list-item>
              <text:p text:style-name="a490" text:class-names="" text:cond-style-name=""><text:span text:style-name="a488" text:class-names="">Now let's call the procedure. It will fail, of course, because the value five doesn't appear in the primary key table. But there is no error return, because the error is handled inside<text:s text:c="1"/></text:span><text:span text:style-name="a489" text:class-names="">the procedure.</text:span></text:p>
            </text:list-item>
          </text:list>
          <text:list text:style-name="a494">
            <text:list-item>
              <text:p text:style-name="a493" text:class-names="" text:cond-style-name=""><text:span text:style-name="a492" text:class-names="">When I look at the contents of table t3, I see that nothing got inserted into table t3. But when I look at the contents of table error_log, I see that something did get added into table error_log. This tells me that an INSERT into table t3 failed.</text:span></text:p>
            </text:list-item>
          </text:list>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page>
      <draw:page draw:name="Slide6" draw:style-name="a498" draw:master-page-name="Master1-Layout7-blank-Blank" presentation:presentation-page-layout-name="Master1-PPL7" draw:id="Slide-261">
        <draw:frame draw:id="id74" presentation:style-name="a501" draw:name="Title 1" svg:x="0in" svg:y="0.17535in" svg:width="10in" svg:height="0.99306in" presentation:class="title" presentation:placeholder="false">
          <draw:text-box>
            <text:p text:style-name="a500" text:class-names="" text:cond-style-name=""><text:span text:style-name="a499" text:class-names="">Error Handling (continued)</text:span></text:p>
          </draw:text-box>
          <svg:title/>
          <svg:desc/>
        </draw:frame>
        <draw:frame draw:id="id75" presentation:style-name="a531" draw:name="Subtitle 2" svg:x="0in" svg:y="1.32465in" svg:width="13.10145in" svg:height="5.67535in" presentation:class="subtitle" presentation:placeholder="false">
          <draw:text-box>
            <text:p text:style-name="a503" text:class-names="" text:cond-style-name=""><text:span text:style-name="a502" text:class-names="">DECLARE HANDLER syntax</text:span></text:p>
            <text:p text:style-name="a505" text:class-names="" text:cond-style-name=""><text:span text:style-name="a504" text:class-names="">DECLARE</text:span></text:p>
            <text:p text:style-name="a507" text:class-names="" text:cond-style-name=""><text:span text:style-name="a506" text:class-names="">{ EXIT | CONTINUE }</text:span></text:p>
            <text:p text:style-name="a509" text:class-names="" text:cond-style-name=""><text:span text:style-name="a508" text:class-names="">HANDLER FOR</text:span></text:p>
            <text:p text:style-name="a511" text:class-names="" text:cond-style-name=""><text:span text:style-name="a510" text:class-names="">{ error-number | { SQLSTATE error-string } | condition }</text:span></text:p>
            <text:p text:style-name="a513" text:class-names="" text:cond-style-name=""><text:span text:style-name="a512" text:class-names="">SQL statement</text:span></text:p>
            <text:list text:style-name="a519">
              <text:list-item>
                <text:p text:style-name="a518" text:class-names="" text:cond-style-name=""><text:span text:style-name="a514" text:class-names="">Okay, so that's how a handler works. It's a piece of code that gets triggered when an error happens. MySQL in fact allows two kinds of handlers. One is the<text:s text:c="1"/></text:span><text:span text:style-name="a515" text:class-names="">EXIT</text:span><text:span text:style-name="a516" text:class-names=""><text:s text:c="1"/>handler, which<text:s text:c="1"/></text:span><text:span text:style-name="a517" text:class-names="">we just saw.</text:span></text:p>
              </text:list-item>
            </text:list>
            <text:list text:style-name="a528">
              <text:list-item>
                <text:p text:style-name="a527" text:class-names="" text:cond-style-name=""><text:span text:style-name="a520" text:class-names="">Next we'll look at the other kind of handler, the<text:s text:c="1"/></text:span><text:span text:style-name="a521" text:class-names="">CONTINUE</text:span><text:span text:style-name="a522" text:class-names=""><text:s text:c="1"/>handler. It's similar to the<text:s text:c="1"/></text:span><text:span text:style-name="a523" text:class-names="">EXIT</text:span><text:span text:style-name="a524" text:class-names=""><text:s text:c="1"/>handler, but after it executes, the play continues. There's no exit from the<text:s text:c="1"/></text:span><text:span text:style-name="a525" text:class-names="">compound statement.</text:span><text:span text:style-name="a526" text:class-names=""/></text:p>
              </text:list-item>
            </text:list>
            <text:p text:style-name="a530" text:class-names="" text:cond-style-name=""><text:span text:style-name="a529" text:class-names=""/></text:p>
          </draw:text-box>
          <svg:title/>
          <svg:desc/>
        </draw:frame>
      </draw:page>
      <draw:page draw:name="Slide7" draw:style-name="a532" draw:master-page-name="Master1-Layout7-blank-Blank" presentation:presentation-page-layout-name="Master1-PPL7" draw:id="Slide-262">
        <draw:frame draw:id="id76" presentation:style-name="a535" draw:name="Title 1" svg:x="0in" svg:y="0.17535in" svg:width="10in" svg:height="0.99306in" presentation:class="title" presentation:placeholder="false">
          <draw:text-box>
            <text:p text:style-name="a534" text:class-names="" text:cond-style-name=""><text:span text:style-name="a533" text:class-names="">Error Handling (continued)</text:span></text:p>
          </draw:text-box>
          <svg:title/>
          <svg:desc/>
        </draw:frame>
        <draw:frame draw:id="id77" presentation:style-name="a568" draw:name="Subtitle 2" svg:x="0in" svg:y="1.16841in" svg:width="13.21739in" svg:height="5.83159in" presentation:class="subtitle" presentation:placeholder="false">
          <draw:text-box>
            <text:p text:style-name="a537" text:class-names="" text:cond-style-name=""><text:span text:style-name="a536" text:class-names=""/></text:p>
            <text:p text:style-name="a539" text:class-names="" text:cond-style-name=""><text:span text:style-name="a538" text:class-names="">DECLARE CONTINUE HANDLER example</text:span></text:p>
            <text:p text:style-name="a541" text:class-names="" text:cond-style-name=""><text:span text:style-name="a540" text:class-names="">CREATE TABLE t4 (s1 int, primary key(s1));//</text:span></text:p>
            <text:p text:style-name="a543" text:class-names="" text:cond-style-name=""><text:span text:style-name="a542" text:class-names="">CREATE PROCEDURE p23 ()</text:span></text:p>
            <text:p text:style-name="a545" text:class-names="" text:cond-style-name=""><text:span text:style-name="a544" text:class-names="">BEGIN</text:span></text:p>
            <text:p text:style-name="a547" text:class-names="" text:cond-style-name=""><text:span text:style-name="a546" text:class-names=""><text:s text:c="2"/>DECLARE CONTINUE HANDLER</text:span></text:p>
            <text:p text:style-name="a549" text:class-names="" text:cond-style-name=""><text:span text:style-name="a548" text:class-names=""><text:s text:c="2"/>FOR SQLSTATE '23000' SET @x2 = 1;</text:span></text:p>
            <text:p text:style-name="a551" text:class-names="" text:cond-style-name=""><text:span text:style-name="a550" text:class-names=""><text:s text:c="2"/>SET @x = 1;</text:span></text:p>
            <text:p text:style-name="a553" text:class-names="" text:cond-style-name=""><text:span text:style-name="a552" text:class-names=""><text:s text:c="2"/>INSERT INTO t4 VALUES (1);</text:span></text:p>
            <text:p text:style-name="a555" text:class-names="" text:cond-style-name=""><text:span text:style-name="a554" text:class-names=""><text:s text:c="2"/>SET @x = 2;</text:span></text:p>
            <text:p text:style-name="a557" text:class-names="" text:cond-style-name=""><text:span text:style-name="a556" text:class-names=""><text:s text:c="2"/>INSERT INTO t4 VALUES (1);</text:span></text:p>
            <text:p text:style-name="a559" text:class-names="" text:cond-style-name=""><text:span text:style-name="a558" text:class-names=""><text:s text:c="2"/>SET @x = 3;</text:span></text:p>
            <text:p text:style-name="a561" text:class-names="" text:cond-style-name=""><text:span text:style-name="a560" text:class-names="">END;//</text:span></text:p>
            <text:list text:style-name="a564">
              <text:list-item>
                <text:p text:style-name="a563" text:class-names="" text:cond-style-name=""><text:span text:style-name="a562" text:class-names=""/></text:p>
              </text:list-item>
            </text:list>
            <text:list text:style-name="a567">
              <text:list-item>
                <text:p text:style-name="a566" text:class-names="" text:cond-style-name=""><text:span text:style-name="a565" text:class-names=""/></text:p>
              </text:list-item>
            </text:list>
          </draw:text-box>
          <svg:title/>
          <svg:desc/>
        </draw:frame>
      </draw:page>
      <draw:page draw:name="Slide8" draw:style-name="a569" draw:master-page-name="Master1-Layout7-blank-Blank" presentation:presentation-page-layout-name="Master1-PPL7" draw:id="Slide-263">
        <draw:frame draw:id="id78" presentation:style-name="a573" draw:name="Title 1" svg:x="0in" svg:y="0.17535in" svg:width="10.6087in" svg:height="0.99306in" presentation:class="title" presentation:placeholder="false">
          <draw:text-box>
            <text:p text:style-name="a572" text:class-names="" text:cond-style-name=""><text:span text:style-name="a570" text:class-names="">DECLARE CONTINUE HANDLER example</text:span><text:span text:style-name="a571" text:class-names=""/></text:p>
          </draw:text-box>
          <svg:title/>
          <svg:desc/>
        </draw:frame>
        <draw:custom-shape svg:x="0.15942in" svg:y="1.32465in" svg:width="13.17391in" svg:height="5.75566in" draw:id="id79" draw:style-name="a605" draw:name="Rectangle 3">
          <svg:title/>
          <svg:desc/>
          <text:list text:style-name="a577">
            <text:list-item>
              <text:p text:style-name="a576" text:class-names="" text:cond-style-name=""><text:span text:style-name="a574" text:class-names="">I'll define the handler for an SQLSTATE value this time. Remember that I used a MySQL error code last time, error one two one six. Actually, SQLSTATE two three zero zero zero is a little more general. It happens for either <text:s text:c="1"/>a foreignkey<text:s text:c="1"/></text:span><text:span text:style-name="a575" text:class-names="">violation or a Primarykey violation.</text:span></text:p>
            </text:list-item>
          </text:list>
          <text:list text:style-name="a580">
            <text:list-item>
              <text:p text:style-name="a579" text:class-names="" text:cond-style-name=""><text:span text:style-name="a578" text:class-names="">The first statement of this procedure that gets executed is "SET @x = 1".</text:span></text:p>
            </text:list-item>
          </text:list>
          <text:list text:style-name="a584">
            <text:list-item>
              <text:p text:style-name="a583" text:class-names="" text:cond-style-name=""><text:span text:style-name="a581" text:class-names="">Then the value one gets inserted into the primarykey<text:s text:c="1"/></text:span><text:span text:style-name="a582" text:class-names="">table.</text:span></text:p>
            </text:list-item>
          </text:list>
          <text:list text:style-name="a587">
            <text:list-item>
              <text:p text:style-name="a586" text:class-names="" text:cond-style-name=""><text:span text:style-name="a585" text:class-names="">Then the value of @x becomes two.</text:span></text:p>
            </text:list-item>
          </text:list>
          <text:list text:style-name="a592">
            <text:list-item>
              <text:p text:style-name="a591" text:class-names="" text:cond-style-name=""><text:span text:style-name="a588" text:class-names="">Then an attempt is made to insert the same value into the primarykey<text:s text:c="1"/></text:span><text:span text:style-name="a589" text:class-names="">table again. But it<text:s text:c="1"/></text:span><text:span text:style-name="a590" text:class-names="">fails, because primary keys must be unique.</text:span></text:p>
            </text:list-item>
          </text:list>
          <text:list text:style-name="a595">
            <text:list-item>
              <text:p text:style-name="a594" text:class-names="" text:cond-style-name=""><text:span text:style-name="a593" text:class-names="">Now, because the insert fails, the handler takes over. The next statement that gets executed is the handler's statement, so @x2 gets set to one.</text:span></text:p>
            </text:list-item>
          </text:list>
          <text:list text:style-name="a599">
            <text:list-item>
              <text:p text:style-name="a598" text:class-names="" text:cond-style-name=""><text:span text:style-name="a596" text:class-names="">But that's not the end. This is a CONTINUE handler. So now the procedure goes back to where we were, after the failed insert statement. And it sets @x to three.</text:span><text:span text:style-name="a597" text:class-names=""/></text:p>
            </text:list-item>
          </text:list>
          <text:p text:style-name="a601" text:class-names="" text:cond-style-name=""><text:span text:style-name="a600" text:class-names="">mysql&gt; CALL p23()//</text:span></text:p>
          <text:p text:style-name="a604" text:class-names="" text:cond-style-name=""><text:span text:style-name="a602" text:class-names="">mysql&gt; SELECT @x, @x2//</text:span><text:span text:style-name="a603" text:class-names=""/></text:p>
          <draw:enhanced-geometry xmlns:dr3d="urn:oasis:names:tc:opendocument:xmlns:dr3d:1.0" draw:type="non-primitive" svg:viewBox="0 0 21600 21600" draw:enhanced-path="M 0 0 L 21600 0 21600 21600 0 21600 Z N"/>
        </draw:custom-shape>
      </draw:page>
      <draw:page draw:name="Slide9" draw:style-name="a606" draw:master-page-name="Master1-Layout7-blank-Blank" presentation:presentation-page-layout-name="Master1-PPL7" draw:id="Slide-264">
        <draw:frame draw:id="id80" presentation:style-name="a609" draw:name="Title 1" svg:x="0in" svg:y="0.17535in" svg:width="10in" svg:height="0.99306in" presentation:class="title" presentation:placeholder="false">
          <draw:text-box>
            <text:p text:style-name="a608" text:class-names="" text:cond-style-name=""><text:span text:style-name="a607" text:class-names="">CURSORS</text:span></text:p>
          </draw:text-box>
          <svg:title/>
          <svg:desc/>
        </draw:frame>
        <draw:frame draw:id="id81" presentation:style-name="a631" draw:name="Subtitle 2" svg:x="0in" svg:y="1.32465in" svg:width="12.94203in" svg:height="5.67535in" presentation:class="subtitle" presentation:placeholder="false">
          <draw:text-box>
            <text:list text:style-name="a613">
              <text:list-item>
                <text:p text:style-name="a612" text:class-names="" text:cond-style-name=""><text:span text:style-name="a610" text:class-names="">A cursor is used to iterate through a set of rows returned by a query so that we can process each individual row.</text:span><text:span text:style-name="a611" text:class-names=""/></text:p>
              </text:list-item>
            </text:list>
            <text:list text:style-name="a616">
              <text:list-item>
                <text:p text:style-name="a615" text:class-names="" text:cond-style-name=""><text:span text:style-name="a614" text:class-names="">Summary of things that we can do with cursors:</text:span></text:p>
              </text:list-item>
            </text:list>
            <text:p text:style-name="a618" text:class-names="" text:cond-style-name=""><text:span text:style-name="a617" text:class-names="">DECLARE cursor-name CURSOR FOR SELECT ...;</text:span></text:p>
            <text:p text:style-name="a620" text:class-names="" text:cond-style-name=""><text:span text:style-name="a619" text:class-names="">OPEN cursor-name;</text:span></text:p>
            <text:p text:style-name="a622" text:class-names="" text:cond-style-name=""><text:span text:style-name="a621" text:class-names="">FETCH cursor-name INTO variable [, variable];</text:span></text:p>
            <text:p text:style-name="a624" text:class-names="" text:cond-style-name=""><text:span text:style-name="a623" text:class-names="">CLOSE cursor-name;</text:span></text:p>
            <text:list text:style-name="a628">
              <text:list-item>
                <text:p text:style-name="a627" text:class-names="" text:cond-style-name=""><text:span text:style-name="a625" text:class-names="">Now let's look at cursors. We have a somewhat incomplete implementation of the syntax for cursors inside stored procedures. But we can do the main things. We can declare a cursor, we can open it, we can fetch from it, and we can close it.</text:span><text:span text:style-name="a626" text:class-names=""/></text:p>
              </text:list-item>
            </text:list>
            <text:p text:style-name="a630" text:class-names="" text:cond-style-name=""><text:span text:style-name="a629" text:class-names=""/></text:p>
          </draw:text-box>
          <svg:title/>
          <svg:desc/>
        </draw:frame>
      </draw:page>
      <draw:page draw:name="Slide10" draw:style-name="a632" draw:master-page-name="Master1-Layout7-blank-Blank" presentation:presentation-page-layout-name="Master1-PPL7" draw:id="Slide-265">
        <draw:frame draw:id="id82" presentation:style-name="a635" draw:name="Title 1" svg:x="0in" svg:y="0.17535in" svg:width="10in" svg:height="0.99306in" presentation:class="title" presentation:placeholder="false">
          <draw:text-box>
            <text:p text:style-name="a634" text:class-names="" text:cond-style-name=""><text:span text:style-name="a633" text:class-names="">CURSORS</text:span></text:p>
          </draw:text-box>
          <svg:title/>
          <svg:desc/>
        </draw:frame>
        <draw:custom-shape svg:x="0in" svg:y="1.27536in" svg:width="13.17391in" svg:height="5.21712in" draw:id="id83" draw:style-name="a668" draw:name="Rectangle 3">
          <svg:title/>
          <svg:desc/>
          <text:list text:style-name="a638">
            <text:list-item>
              <text:p text:style-name="a637" text:class-names="" text:cond-style-name=""><text:span text:style-name="a636" text:class-names="">Cursor Example<text:s text:c="1"/></text:span></text:p>
            </text:list-item>
          </text:list>
          <text:p text:style-name="a640" text:class-names="" text:cond-style-name=""><text:span text:style-name="a639" text:class-names="">CREATE PROCEDURE p25 (OUT return_val INT)</text:span></text:p>
          <text:p text:style-name="a642" text:class-names="" text:cond-style-name=""><text:span text:style-name="a641" text:class-names="">BEGIN</text:span></text:p>
          <text:p text:style-name="a644" text:class-names="" text:cond-style-name=""><text:span text:style-name="a643" text:class-names=""><text:s text:c="2"/>DECLARE a,b INT;</text:span></text:p>
          <text:p text:style-name="a646" text:class-names="" text:cond-style-name=""><text:span text:style-name="a645" text:class-names=""><text:s text:c="2"/>DECLARE cur_1 CURSOR FOR SELECT s1 FROM t;</text:span></text:p>
          <text:p text:style-name="a648" text:class-names="" text:cond-style-name=""><text:span text:style-name="a647" text:class-names=""><text:s text:c="2"/>DECLARE CONTINUE HANDLER FOR NOT FOUND</text:span></text:p>
          <text:p text:style-name="a650" text:class-names="" text:cond-style-name=""><text:span text:style-name="a649" text:class-names=""><text:s text:c="5"/>SET b = 1;</text:span></text:p>
          <text:p text:style-name="a652" text:class-names="" text:cond-style-name=""><text:span text:style-name="a651" text:class-names=""><text:s text:c="2"/>OPEN cur_1;</text:span></text:p>
          <text:p text:style-name="a654" text:class-names="" text:cond-style-name=""><text:span text:style-name="a653" text:class-names=""><text:s text:c="2"/>REPEAT</text:span></text:p>
          <text:p text:style-name="a656" text:class-names="" text:cond-style-name=""><text:span text:style-name="a655" text:class-names=""><text:s text:c="5"/>FETCH cur_1 INTO a;</text:span></text:p>
          <text:p text:style-name="a658" text:class-names="" text:cond-style-name=""><text:span text:style-name="a657" text:class-names=""><text:s text:c="5"/>UNTIL b = 1</text:span></text:p>
          <text:p text:style-name="a660" text:class-names="" text:cond-style-name=""><text:span text:style-name="a659" text:class-names=""><text:s text:c="2"/>END REPEAT;</text:span></text:p>
          <text:p text:style-name="a662" text:class-names="" text:cond-style-name=""><text:span text:style-name="a661" text:class-names=""><text:s text:c="2"/>CLOSE cur_1;</text:span></text:p>
          <text:p text:style-name="a664" text:class-names="" text:cond-style-name=""><text:span text:style-name="a663" text:class-names=""><text:s text:c="2"/>SET return_val = a;</text:span></text:p>
          <text:p text:style-name="a667" text:class-names="" text:cond-style-name=""><text:span text:style-name="a665" text:class-names="">END;//</text:span><text:span text:style-name="a666" text:class-names=""/></text:p>
          <draw:enhanced-geometry xmlns:dr3d="urn:oasis:names:tc:opendocument:xmlns:dr3d:1.0" draw:type="non-primitive" svg:viewBox="0 0 21600 21600" draw:enhanced-path="M 0 0 L 21600 0 21600 21600 0 21600 Z N"/>
        </draw:custom-shape>
      </draw:page>
      <draw:page draw:name="Slide11" draw:style-name="a669" draw:master-page-name="Master1-Layout7-blank-Blank" presentation:presentation-page-layout-name="Master1-PPL7" draw:id="Slide-266">
        <draw:frame draw:id="id84" presentation:style-name="a672" draw:name="Title 1" svg:x="0in" svg:y="0.17535in" svg:width="10in" svg:height="0.99306in" presentation:class="title" presentation:placeholder="false">
          <draw:text-box>
            <text:p text:style-name="a671" text:class-names="" text:cond-style-name=""><text:span text:style-name="a670" text:class-names="">CURSORS continued</text:span></text:p>
          </draw:text-box>
          <svg:title/>
          <svg:desc/>
        </draw:frame>
        <draw:custom-shape svg:x="0in" svg:y="1.16841in" svg:width="13.23188in" svg:height="7.10202in" draw:id="id85" draw:style-name="a698" draw:name="Rectangle 3">
          <svg:title/>
          <svg:desc/>
          <text:list text:style-name="a675">
            <text:list-item>
              <text:p text:style-name="a674" text:class-names="" text:cond-style-name=""><text:span text:style-name="a673" text:class-names="">The procedure starts with three DECLARE statements. Incidentally, the order is important. First declare variables. Then declare conditions. Then declare cursors. Then, declare handlers. If you put them in the wrong order, you will get an error message.</text:span></text:p>
            </text:list-item>
          </text:list>
          <text:list text:style-name="a678">
            <text:list-item>
              <text:p text:style-name="a677" text:class-names="" text:cond-style-name=""><text:span text:style-name="a676" text:class-names="">We next have a declaration of a cursor. This looks almost exactly like what's in embedded SQL, for anyone who has worked with that.</text:span></text:p>
            </text:list-item>
          </text:list>
          <text:list text:style-name="a681">
            <text:list-item>
              <text:p text:style-name="a680" text:class-names="" text:cond-style-name=""><text:span text:style-name="a679" text:class-names="">The final declaration, as I said, is of a handler. This continue handler does not refer to a MySQL error number or to an SQLSTATE value. Instead it uses NOT FOUND. This happens to be the same as error one three one six or SQLSTATE '02000'.</text:span></text:p>
            </text:list-item>
          </text:list>
          <text:list text:style-name="a684">
            <text:list-item>
              <text:p text:style-name="a683" text:class-names="" text:cond-style-name=""><text:span text:style-name="a682" text:class-names="">The first executable statement is OPEN cur_1. Since cur_1 is associated with "SELECT s1 FROM t", the procedure will SELECT s1 FROM t, producing a result set.</text:span></text:p>
            </text:list-item>
          </text:list>
          <text:list text:style-name="a687">
            <text:list-item>
              <text:p text:style-name="a686" text:class-names="" text:cond-style-name=""><text:span text:style-name="a685" text:class-names="">The first FETCH statement here will cause a single row to be retrieved from the result set that the SELECT produced. Since we know that there are several rows in table t, we know that this statement will happen several times that is, it is in a loop.</text:span></text:p>
            </text:list-item>
          </text:list>
          <text:list text:style-name="a690">
            <text:list-item>
              <text:p text:style-name="a689" text:class-names="" text:cond-style-name=""><text:span text:style-name="a688" text:class-names="">Eventually, MySQL will have no more rows to fetch. At that point, we will reach the statement that's in the CONTINUE handler. That is, set variable b to one.</text:span></text:p>
            </text:list-item>
          </text:list>
          <text:list text:style-name="a693">
            <text:list-item>
              <text:p text:style-name="a692" text:class-names="" text:cond-style-name=""><text:span text:style-name="a691" text:class-names=""/></text:p>
            </text:list-item>
          </text:list>
          <text:p text:style-name="a695" text:class-names="" text:cond-style-name=""><text:span text:style-name="a694" text:class-names=""/></text:p>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page>
      <draw:page draw:name="Slide12" draw:style-name="a699" draw:master-page-name="Master1-Layout7-blank-Blank" presentation:presentation-page-layout-name="Master1-PPL7" draw:id="Slide-267">
        <draw:frame draw:id="id86" presentation:style-name="a702" draw:name="Title 1" svg:x="0in" svg:y="0.17535in" svg:width="10in" svg:height="0.99306in" presentation:class="title" presentation:placeholder="false">
          <draw:text-box>
            <text:p text:style-name="a701" text:class-names="" text:cond-style-name=""><text:span text:style-name="a700" text:class-names="">CURSORS continued</text:span></text:p>
          </draw:text-box>
          <svg:title/>
          <svg:desc/>
        </draw:frame>
        <draw:custom-shape svg:x="0in" svg:y="1.33914in" svg:width="13.21739in" svg:height="5.82298in" draw:id="id87" draw:style-name="a735" draw:name="Rectangle 3">
          <svg:title/>
          <svg:desc/>
          <text:p text:style-name="a704" text:class-names="" text:cond-style-name=""><text:span text:style-name="a703" text:class-names="">7. Therefore the condition UNTIL b = 1 is now true. Therefore the loop ends. So now I close</text:span></text:p>
          <text:p text:style-name="a706" text:class-names="" text:cond-style-name=""><text:span text:style-name="a705" text:class-names=""><text:s text:c="5"/>the cursor. If I didn't, it would be closed automatically when the compound statement ends.</text:span></text:p>
          <text:p text:style-name="a708" text:class-names="" text:cond-style-name=""><text:span text:style-name="a707" text:class-names=""><text:s text:c="5"/>But I think depending on automatic behaviour looks a tad sloppy.</text:span></text:p>
          <text:p text:style-name="a710" text:class-names="" text:cond-style-name=""><text:span text:style-name="a709" text:class-names="">8. Now we'll assign our local variable to an output parameter, so that the results will be visible</text:span></text:p>
          <text:p text:style-name="a712" text:class-names="" text:cond-style-name=""><text:span text:style-name="a711" text:class-names=""><text:s text:c="4"/>after the procedure finishes.</text:span></text:p>
          <text:p text:style-name="a714" text:class-names="" text:cond-style-name=""><text:span text:style-name="a713" text:class-names=""/></text:p>
          <text:list text:style-name="a718">
            <text:list-item>
              <text:p text:style-name="a717" text:class-names="" text:cond-style-name=""><text:span text:style-name="a715" text:class-names="">Now lets call the procedure</text:span><text:span text:style-name="a716" text:class-names=""/></text:p>
            </text:list-item>
          </text:list>
          <text:p text:style-name="a721" text:class-names="" text:cond-style-name=""><text:span text:style-name="a719" text:class-names="">mysql&gt;<text:s text:c="1"/></text:span><text:span text:style-name="a720" text:class-names="">CALL p25(@return_val)//</text:span></text:p>
          <text:p text:style-name="a723" text:class-names="" text:cond-style-name=""><text:span text:style-name="a722" text:class-names="">Query OK, 0 rows affected (0.00 sec)</text:span></text:p>
          <text:p text:style-name="a726" text:class-names="" text:cond-style-name=""><text:span text:style-name="a724" text:class-names="">mysql&gt;<text:s text:c="1"/></text:span><text:span text:style-name="a725" text:class-names="">SELECT @return_val//</text:span></text:p>
          <text:p text:style-name="a728" text:class-names="" text:cond-style-name=""><text:span text:style-name="a727" text:class-names=""/></text:p>
          <text:list text:style-name="a732">
            <text:list-item>
              <text:p text:style-name="a731" text:class-names="" text:cond-style-name=""><text:span text:style-name="a729" text:class-names="">Here you see that the return_val parameter got a value of 5, which is right, because that is what is in the last row of table t. So we know that the cursor worked, and we know that<text:s text:c="1"/></text:span><text:span text:style-name="a730" text:class-names="">the handler worked.</text:span></text:p>
            </text:list-item>
          </text:list>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9"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5.3.2017</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5.3.2017</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5.3.2017</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5.3.2017</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5.3.2017</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5.3.2017</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5.3.2017</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5.3.2017</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5.3.2017</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5.3.2017</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5.3.2017</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5.3.2017</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rror Handling</dc:title>
    <meta:initial-creator>abdel</meta:initial-creator>
    <dc:creator>Abdelaziz Ghazal</dc:creator>
    <meta:creation-date>2016-10-30T14:51:10Z</meta:creation-date>
    <dc:date>2017-03-15T12:21:54Z</dc:date>
    <meta:editing-cycles>11</meta:editing-cycles>
    <meta:editing-duration>PT13535S</meta:editing-duration>
    <meta:document-statistic meta:paragraph-count="117" meta:word-count="1407"/>
  </office:meta>
</office:document-meta>
</file>